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tree_id</text:p>
          </table:table-cell>
          <table:table-cell table:style-name="ce3" office:value-type="string">
            <text:p>pre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parent</text:p>
          </table:table-cell>
          <table:table-cell table:style-name="ce3" office:value-type="string">
            <text:p>tag</text:p>
          </table:table-cell>
          <table:table-cell table:style-name="ce3" office:value-type="string">
            <text:p>valu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foo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@mytag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TEXT</text:p>
          </table:table-cell>
          <table:table-cell office:value-type="string">
            <text:p>myva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TEXT</text:p>
          </table:table-cell>
          <table:table-cell office:value-type="string">
            <text:p>Lorem ip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@mytag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#TEXT</text:p>
          </table:table-cell>
          <table:table-cell office:value-type="string">
            <text:p>mydifferentva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#TEXT</text:p>
          </table:table-cell>
          <table:table-cell office:value-type="string">
            <text:p>dolor 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foo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#TEXT</text:p>
          </table:table-cell>
          <table:table-cell office:value-type="string">
            <text:p>amet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4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1-11-30T14:04:27</meta:creation-date>
    <dc:date>2011-11-30T14:16:47</dc:date>
    <dc:creator>Peter </dc:creator>
    <meta:editing-duration>PT00H12M21S</meta:editing-duration>
    <meta:editing-cycles>1</meta:editing-cycles>
    <meta:document-statistic meta:table-count="3" meta:cell-count="72" meta:object-count="0"/>
    <meta:generator>OpenOffice.org/3.2$Linux OpenOffice.org_project/320m19$Build-9505</meta:generator>
  </office:meta>
</office:document-meta>
</file>